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list-style-name="L2">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text-properties fo:font-size="12pt" style:text-underline-style="none" style:font-size-asian="12pt" style:font-size-complex="12pt"/>
    </style:style>
    <style:style style:name="P6"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T1" style:family="text">
      <style:text-properties style:text-underline-style="none"/>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tenance</text:p>
      <text:p text:style-name="P2"><text:span text:style-name="T2"/></text:p>
      <text:p text:style-name="P5">Bonjour, suite a nos échange j'ai apporter des modification a votre site. </text:p>
      <text:p text:style-name="P5">Ces dernières permettront a vos utilisateur une meilleur navigation, ainsi qu'un mise en avant par les moteur de recherche.</text:p>
      <text:p text:style-name="P5">Je vais donc commencer par vous monter le site puis nous iront un peut plus dans les détails.</text:p>
      <text:p text:style-name="P5"/>
      <text:p text:style-name="P2"><text:span text:style-name="T2">Monter le site :</text:span></text:p>
      <text:p text:style-name="P5">Voici donc la version original et la version modifier.</text:p>
      <text:list xml:id="list5584618234371367974" text:style-name="L1">
        <text:list-item>
          <text:p text:style-name="P6">Similarité</text:p>
        </text:list-item>
      </text:list>
      <text:p text:style-name="P5">J'ai tenu a respecter le design de votre site et na pas y apporter de modifications</text:p>
      <text:p text:style-name="P5"/>
      <text:list xml:id="list39821865" text:continue-numbering="true" text:style-name="L1">
        <text:list-item>
          <text:p text:style-name="P6">Responsive</text:p>
        </text:list-item>
      </text:list>
      <text:p text:style-name="P5">Le responsive fonctionne correctement mais pour les plus petit téléphone le mieux serait d’envisager un nouveau design plus adapter au mobile</text:p>
      <text:p text:style-name="P5"/>
      <text:list xml:id="list39817763" text:continue-numbering="true" text:style-name="L1">
        <text:list-item>
          <text:p text:style-name="P6">Fluidité</text:p>
        </text:list-item>
      </text:list>
      <text:p text:style-name="P5">On peut voir dans le carrousel et dans la gallery que au défilement les photos charge beaucoup plus rapidement</text:p>
      <text:p text:style-name="P5"/>
      <text:list xml:id="list39815395" text:continue-numbering="true" text:style-name="L1">
        <text:list-item>
          <text:p text:style-name="P6">Fonctionnement des filtres</text:p>
        </text:list-item>
      </text:list>
      <text:p text:style-name="P5">Quand je clique sur les différents filtres je peut voir le fond coloré suivre le filtre actif</text:p>
      <text:p text:style-name="P5"/>
      <text:list xml:id="list39830725" text:continue-numbering="true" text:style-name="L1">
        <text:list-item>
          <text:p text:style-name="P6">Fonctionnement des flèches Next/Prev</text:p>
        </text:list-item>
      </text:list>
      <text:p text:style-name="P5">Quand on ouvre la lightBox les flèches servent maintenant a défiler les images ? Si on sélectionne un filtre les image que l'on peut voir sont bien les images filtrées</text:p>
      <text:p text:style-name="P2"><text:span text:style-name="T2"/></text:p>
      <text:p text:style-name="P2"><text:span text:style-name="T2">Lighthouse :</text:span></text:p>
      <text:p text:style-name="P2"><text:span text:style-name="T1">Nous voici donc un peut plus dans le concret, nous pouvons déjà voir ici les scores des Lighthouse avant et après les modification, on peut y voir un grand besoin d’améliorer les performance ainsi que l’accessibilité et du SEO.</text:span></text:p>
      <text:p text:style-name="P2"><text:span text:style-name="T1"/></text:p>
      <text:p text:style-name="P4">Performance :</text:p>
      <text:p text:style-name="P2"><text:span text:style-name="T1">La premier étape était donc d’améliorer les performances pour cela j'ai retravailler quelque elements</text:span></text:p>
      <text:list xml:id="list6297373595252752912" text:style-name="L2">
        <text:list-item>
          <text:p text:style-name="P3"><text:span text:style-name="T1">Les images</text:span></text:p>
        </text:list-item>
      </text:list>
      <text:p text:style-name="P2"><text:span text:style-name="T1">J'ai donc commencer par les images bien que très qualitative pesait trop lourd pour un bonne optimisations. Je leur ai donc fait subir une liste de traitement afin de les rendre plus adapter a note site.</text:span></text:p>
      <text:p text:style-name="P2"><text:span text:style-name="T1">Le redimensionnement pour les faire correspondre a leur taille d'affichage.</text:span></text:p>
      <text:p text:style-name="P2"><text:span text:style-name="T1">La compression pour les rendre plus léger</text:span></text:p>
      <text:p text:style-name="P2"><text:span text:style-name="T1">La conversion car le WebP est un format plus léger et adapter a internet</text:span></text:p>
      <text:p text:style-name="P2"><text:span text:style-name="T1">J'ai également conserver des images en pleine taille pour les afficher correctement dans la lightBox</text:span></text:p>
      <text:p text:style-name="P2"><text:span text:style-name="T1"/></text:p>
      <text:list xml:id="list39818282" text:continue-numbering="true" text:style-name="L2">
        <text:list-item>
          <text:p text:style-name="P3"><text:span text:style-name="T1">Le JS &amp;CSS</text:span></text:p>
        </text:list-item>
      </text:list>
      <text:p text:style-name="P4"><text:span text:style-name="T1">J'ai poursuivit avec le code JavaScript et Css.</text:span></text:p>
      <text:p text:style-name="P4"><text:span text:style-name="T1">Dans le fichier maugalley.js une grande partie du code était dupliquer je l'ai donc retirer.</text:span></text:p>
      <text:p text:style-name="P4"><text:span text:style-name="T1">Dans le Html les scripts ont été déplacer en bas du body permettant au site de charger avant de se préoccuper des scripts</text:span></text:p>
      <text:p text:style-name="P4"><text:span text:style-name="T1">J'ai également été supprimer quelque paramètre qui n’était pas nécessaire dans le boostrap.js et boostrap.css afin d’alléger les fichiers.</text:span></text:p>
      <text:p text:style-name="P4"><text:span text:style-name="T1">J'ai fini par minifier les fichier Js et Css afin de rendre le code plus facile a lire pour le navigateur</text:span></text:p>
      <text:p text:style-name="P4"><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leschaeve</meta:initial-creator>
    <meta:creation-date>2025-03-19T13:49:56.27</meta:creation-date>
    <dc:date>2025-03-19T19:55:37.86</dc:date>
    <dc:creator>jimmy leschaeve</dc:creator>
    <meta:editing-duration>PT6H5M41S</meta:editing-duration>
    <meta:editing-cycles>2</meta:editing-cycles>
    <meta:generator>OpenOffice/4.1.15$Win32 OpenOffice.org_project/4115m2$Build-9813</meta:generator>
    <meta:document-statistic meta:table-count="0" meta:image-count="0" meta:object-count="0" meta:page-count="2" meta:paragraph-count="32" meta:word-count="413" meta:character-count="2428"/>
  </office:meta>
</office:document-meta>
</file>